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ocketUtils.findAvailableTc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etUtils.TestSocke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ocketUtils.isPortAvailable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SocketUtils.findAvailableTcpPort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